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2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48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fo:min-height="0.563cm"/>
    </style:style>
    <style:style style:name="gr4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b2b2b2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dddddd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666666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36cm" fo:min-width="0.6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36cm" fo:min-width="1.97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36cm" fo:min-width="0.4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6cm" fo:min-width="1.23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6cm" fo:min-width="1.27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6cm" fo:min-width="1.487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style:text-line-through-type="none" style:font-name="Nimbus Sans L2" fo:font-size="18pt" fo:font-style="normal" fo:text-shadow="none" style:text-underline-style="none" fo:font-weight="normal" style:text-underline-mode="continuous" style:text-overline-mode="continuous" style:text-line-through-mode="continuous" style:font-name-asian="Nimbus Sans L2" style:font-size-asian="18pt" style:font-name-complex="Nimbus Sans L2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6.148cm" svg:height="1.038cm" svg:x="2.426cm" svg:y="0.334cm">
          <draw:text-box>
            <text:p>A3: Instruction</text:p>
          </draw:text-box>
        </draw:frame>
        <draw:line draw:style-name="gr2" draw:text-style-name="P1" draw:layer="layout" svg:x1="1.843cm" svg:y1="1.517cm" svg:x2="19.158cm" svg:y2="1.517cm">
          <text:p/>
        </draw:line>
        <draw:frame draw:style-name="gr3" draw:layer="layout" svg:width="8.218cm" svg:height="1.038cm" svg:x="0cm" svg:y="16.961cm">
          <draw:text-box>
            <text:p>Combined M&amp;R Teachers</text:p>
          </draw:text-box>
        </draw:frame>
        <draw:connector draw:style-name="gr2" draw:text-style-name="P1" draw:layer="layout" draw:type="curve" svg:x1="6.946cm" svg:y1="9.075cm" svg:x2="3.854cm" svg:y2="10.232cm" draw:start-shape="id1" draw:start-glue-point="4" draw:end-shape="id2" draw:end-glue-point="1" svg:d="M6946 9075c-2352 0-806 1157-3092 1157" svg:viewBox="0 0 3093 1158">
          <text:p/>
        </draw:connector>
        <draw:connector draw:style-name="gr2" draw:text-style-name="P1" draw:layer="layout" draw:type="curve" svg:x1="4.453cm" svg:y1="6.005cm" svg:x2="7.248cm" svg:y2="7.165cm" draw:start-shape="id3" draw:end-shape="id4" draw:end-glue-point="4" svg:d="M4453 6005c0 774 931 1160 2795 1160" svg:viewBox="0 0 2796 1161">
          <text:p/>
        </draw:connector>
        <draw:path draw:style-name="gr4" draw:text-style-name="P1" xml:id="id4" draw:id="id4" draw:layer="layout" svg:width="3.524cm" svg:height="4.319cm" draw:transform="rotate (0.626747734391164) translate (5.85855305967976cm 7.26977135711717cm)" svg:viewBox="0 0 3525 4320" svg:d="M3525 0v4320l-3525-2499c10-14 20-27 30-41 266-366 589-689 955-955 367-267 773-474 1205-614 431-140 881-211 1335-211z">
          <draw:glue-point draw:id="4" svg:x="-4.255cm" svg:y="0.544cm"/>
          <text:p/>
        </draw:path>
        <draw:path draw:style-name="gr5" draw:text-style-name="P1" xml:id="id1" draw:id="id1" draw:layer="layout" svg:width="3.994cm" svg:height="2.498cm" draw:transform="rotate (0.626747734391164) translate (6.54582821195635cm 9.02015114343923cm)" svg:viewBox="0 0 3995 2499" svg:d="M470 0l3525 2499-3995-1646c124-301 282-587 470-853z">
          <draw:glue-point draw:id="4" svg:x="-4.954cm" svg:y="-1.306cm"/>
          <text:p/>
        </draw:path>
        <draw:path draw:style-name="gr6" draw:text-style-name="P1" xml:id="id7" draw:id="id7" draw:layer="layout" svg:width="7.803cm" svg:height="5.964cm" draw:transform="rotate (0.626747734391164) translate (6.78285501607221cm 9.90155763848687cm)" svg:viewBox="0 0 7804 5965" svg:d="M325 0l3995 1646 3484 2553c-264 360-583 677-945 940-367 267-773 474-1205 614-431 140-881 212-1335 212-453 0-903-72-1334-212-432-140-838-347-1205-614-366-266-689-589-955-954-267-367-474-773-614-1205-140-431-211-881-211-1335 0-453 71-903 211-1334 34-105 72-209 114-311z">
          <draw:glue-point draw:id="4" svg:x="2.173cm" svg:y="4.037cm"/>
          <text:p/>
        </draw:path>
        <draw:path draw:style-name="gr7" draw:text-style-name="P1" xml:id="id6" draw:id="id6" draw:layer="layout" svg:width="4.32cm" svg:height="6.871cm" draw:transform="rotate (0.626747734391164) translate (8.71260071732666cm 5.20302616372967cm)" svg:viewBox="0 0 4321 6872" svg:d="M3485 6872l-3484-2552-1-4320h1c453 0 903 71 1334 211 432 140 838 347 1205 614 366 266 689 589 955 955 267 367 474 773 614 1205 140 431 212 881 212 1335 0 452-72 902-212 1333-140 432-347 838-614 1205-3 4-6 9-10 14z">
          <draw:glue-point draw:id="4" svg:x="1.969cm" svg:y="-3.505cm"/>
          <text:p/>
        </draw:path>
        <draw:g xml:id="id3" draw:id="id3">
          <draw:frame draw:style-name="gr8" draw:text-style-name="P2" draw:layer="layout" svg:width="1.234cm" svg:height="0.788cm" svg:x="3.723cm" svg:y="5.217cm">
            <draw:text-box>
              <text:p text:style-name="P2">15.2</text:p>
            </draw:text-box>
          </draw:frame>
          <draw:frame draw:style-name="gr9" draw:text-style-name="P2" draw:layer="layout" svg:width="3.558cm" svg:height="0.788cm" svg:x="2.674cm" svg:y="4.508cm">
            <draw:text-box>
              <text:p text:style-name="P2">Whole Class</text:p>
            </draw:text-box>
          </draw:frame>
        </draw:g>
        <draw:g xml:id="id2" draw:id="id2">
          <draw:frame draw:style-name="gr10" draw:text-style-name="P2" draw:layer="layout" svg:width="0.883cm" svg:height="0.788cm" svg:x="2.279cm" svg:y="10.189cm">
            <draw:text-box>
              <text:p text:style-name="P2">3.6</text:p>
            </draw:text-box>
          </draw:frame>
          <draw:frame draw:style-name="gr11" draw:text-style-name="P2" draw:layer="layout" svg:width="2.216cm" svg:height="0.788cm" svg:x="1.638cm" svg:y="9.487cm">
            <draw:text-box>
              <text:p text:style-name="P2">Regular</text:p>
            </draw:text-box>
          </draw:frame>
        </draw:g>
        <draw:g xml:id="id8" draw:id="id8">
          <draw:frame draw:style-name="gr8" draw:text-style-name="P2" draw:layer="layout" svg:width="1.234cm" svg:height="0.788cm" svg:x="14.836cm" svg:y="14.64cm">
            <draw:text-box>
              <text:p text:style-name="P2">46.2</text:p>
            </draw:text-box>
          </draw:frame>
          <draw:frame draw:style-name="gr12" draw:text-style-name="P2" draw:layer="layout" svg:width="2.292cm" svg:height="0.788cm" svg:x="14.296cm" svg:y="14.083cm">
            <draw:text-box>
              <text:p text:style-name="P2">Pull-Out</text:p>
            </draw:text-box>
          </draw:frame>
        </draw:g>
        <draw:g xml:id="id5" draw:id="id5">
          <draw:frame draw:style-name="gr8" draw:text-style-name="P2" draw:layer="layout" svg:width="1.234cm" svg:height="0.788cm" svg:x="15.545cm" svg:y="3.995cm">
            <draw:text-box>
              <text:p text:style-name="P2">35.1</text:p>
            </draw:text-box>
          </draw:frame>
          <draw:frame draw:style-name="gr13" draw:text-style-name="P2" draw:layer="layout" svg:width="2.673cm" svg:height="0.788cm" svg:x="14.781cm" svg:y="3.371cm">
            <draw:text-box>
              <text:p text:style-name="P2">Individual</text:p>
            </draw:text-box>
          </draw:frame>
        </draw:g>
        <draw:connector draw:style-name="gr2" draw:text-style-name="P1" draw:layer="layout" draw:type="curve" svg:x1="14.781cm" svg:y1="4.077cm" svg:x2="13.488cm" svg:y2="5.031cm" draw:start-shape="id5" draw:start-glue-point="3" draw:end-shape="id6" draw:end-glue-point="4" svg:d="M14781 4077c-862 0-1293 318-1293 954" svg:viewBox="0 0 1294 955">
          <text:p/>
        </draw:connector>
        <draw:connector draw:style-name="gr2" draw:text-style-name="P1" draw:layer="layout" draw:type="curve" svg:x1="13.157cm" svg:y1="12.603cm" svg:x2="15.442cm" svg:y2="14.083cm" draw:start-shape="id7" draw:start-glue-point="4" draw:end-shape="id8" draw:end-glue-point="0" svg:d="M13157 12603c0 1443 2285 703 2285 1480" svg:viewBox="0 0 2286 14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2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rbert Reschke</meta:initial-creator>
    <meta:creation-date>2014-09-11T10:50:52.477177083</meta:creation-date>
    <dc:date>2014-09-12T19:23:43.958953304</dc:date>
    <dc:creator>Norbert Reschke</dc:creator>
    <meta:editing-duration>PT20M21S</meta:editing-duration>
    <meta:editing-cycles>5</meta:editing-cycles>
    <meta:generator>LibreOffice/4.3.1.2$Linux_X86_64 LibreOffice_project/430m0$Build-2</meta:generator>
    <meta:document-statistic meta:object-count="23"/>
  </office:meta>
</office:document-meta>
</file>